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3">
      <style:text-properties style:font-name="DejaVu Sans1"/>
    </style:style>
    <style:style style:name="P2" style:family="paragraph" style:parent-style-name="Standard">
      <style:text-properties style:font-name="DejaVu Sans1"/>
    </style:style>
    <style:style style:name="P3" style:family="paragraph" style:parent-style-name="Text_20_body">
      <style:text-properties style:font-name="DejaVu Sans1"/>
    </style:style>
    <style:style style:name="P4" style:family="paragraph" style:parent-style-name="Standard">
      <style:text-properties officeooo:paragraph-rsid="0012f865"/>
    </style:style>
    <style:style style:name="T1" style:family="text">
      <style:text-properties fo:font-style="italic"/>
    </style:style>
    <style:style style:name="T2" style:family="text">
      <style:text-properties officeooo:rsid="0011ecf2"/>
    </style:style>
    <style:style style:name="T3" style:family="text">
      <style:text-properties style:font-name="DejaVu Sans1" fo:font-size="14pt" officeooo:rsid="001931c7" style:font-size-asian="14pt" style:font-size-complex="14pt"/>
    </style:style>
    <style:style style:name="T4" style:family="text">
      <style:text-properties style:font-name="DejaVu Sans1" fo:font-size="12pt" style:font-size-asian="12pt" style:font-size-complex="12pt"/>
    </style:style>
    <style:style style:name="T5" style:family="text">
      <style:text-properties style:font-name="DejaVu Sans1" fo:font-size="12pt" officeooo:rsid="0005d18f" style:font-size-asian="12pt" style:font-size-complex="12pt"/>
    </style:style>
    <style:style style:name="T6" style:family="text">
      <style:text-properties style:font-name="DejaVu Sans1" fo:font-size="12pt" officeooo:rsid="0011f669" style:font-size-asian="12pt" style:font-size-complex="12pt"/>
    </style:style>
    <style:style style:name="T7" style:family="text">
      <style:text-properties style:font-name="DejaVu Sans1" fo:font-size="12pt" officeooo:rsid="0011c3f7" style:font-size-asian="12pt" style:font-size-complex="12pt"/>
    </style:style>
    <style:style style:name="T8" style:family="text">
      <style:text-properties style:text-line-through-style="none" style:text-line-through-type="none" style:font-name="DejaVu Sans1" fo:font-size="12pt" style:text-underline-style="none" style:text-blinking="false" fo:background-color="transparent" loext:char-shading-value="0" style:font-name-asian="Arial" style:font-size-asian="12pt" style:font-name-complex="Arial" style:font-size-complex="12pt"/>
    </style:style>
    <style:style style:name="T9" style:family="text">
      <style:text-properties style:text-line-through-style="none" style:text-line-through-type="none" style:font-name="DejaVu Sans1" fo:font-size="14pt" style:text-underline-style="none" officeooo:rsid="001931c7" style:text-blinking="false" fo:background-color="transparent" loext:char-shading-value="0" style:font-name-asian="Arial" style:font-size-asian="14pt" style:font-name-complex="Arial"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La Evolución Colectiva</text:h>
      <text:p text:style-name="P3"/>
      <text:p text:style-name="P3">“Las consecuencias internas nocivos del exceso de industrialización no sólo afectan a la salud personal, social y nacional del pueblo, también precipitan la degeneración psíquica individual y colectiva. Un tipo de epidemia psíquica puede surgir que puede envenenar a casi todas las expresiones de la vida y destruirlos. Esto tal vez no puede suceder hoy, pero seguramente va a suceder en un futuro muy cercano “-. Anandamurti<text:line-break/><text:line-break/>Esta declaración suena fantástico para el materialista. Sin embargo, Anandamurti siempre hablaba sobre todos temas- <text:span text:style-name="T2">la</text:span> economía, la ecología, la política, etc., desde una perspectiva muy espiritual. Si el universo tiene una contraparte sutil, espiritual que controla el mundo material, y si el universo es moral, entonces quizás esta afirmación puede parecer plausible. Cualquier ser, o sistema inteligente tiene mecanismos de defensa para protegerse de la enfermedad. Si el universo es realmente consciente y una entidad viviente en sí mismo, entonces uno debe ver esta declaración como una gran advertencia para las materialistas con su concepto mal concebida de dominar, controlar y, eventualmente, destruir el mundo en que realmente no tienen verdadera conexión, un mundo que no es de ninguna manera una Madre Tierra para ellos. ¿Pueden nuestros distorsiones mentales y errores de hecho generar epidemias psíquicas? ¿Puede la raza humana generar reacciones que nos atacan no sólo de nuestro entorno físico, sino también de nuestro entorno mental, interna? La cuestión es práctico, por último, en que uno tiene que investigar estas preguntas espiritual en el laboratorio mental. Si uno no entiende, entonces no podría sobrevivir a la próxima e inevitable proceso de selección natural.<text:line-break/><text:line-break/>La humanidad del futuro verá las primeras décadas del milenio nuevo como el fin de una era y el comienzo de otra. Más bien, es la destrucción de una edad y la creación del otro. Todo lo que vemos tan sólido y real son nada más que sombras de las ideas profundas, ya que existen como creaciones originales en la mente de Dios. La mayoría ven el universo como un juego de fuerzas materiales. Otros entienden las ideas más profundas que se mueven más allá de la existencia mundana, que no es sino una manera mundana de percibir y concebir el universo. Percepción refinada y concepción más allá del materialismo crudo y deseos ciegos nos da una perspectiva más profunda y el lugar más significativo en este planeta en movimiento y en constante evolución. Lo que evoluciona es la conciencia y las ideas que desarrollan una mayor conciencia de que puede ayudar a integrar en la vida del Macrocosmos, el universo viviente. Una mente más compasiva e integral no es más que la evolución y el perfeccionamiento de la mente conceptual crudo y sus correspondientes deseos mundanos. En este punto de vista, la destrucción <text:soft-page-break/>del capitalismo, la mentalidad materialista y el surgimiento de una consciencia nueva izquierda son el juego de sombras de grandes ideas que están compitiendo y chocandose en algún lugar más allá de la materia oscura invisible del universo. La evolución es siempre el favorecimiento de algunos miembros de una especie con respecto a otros miembros, menos adaptables. La mentalidad materialista de esta edad sólo se destruirá a sí mismo y los miembros de esta parte del especie que son resistentes a un mayor cambio. La evolución simplemente los elige como no tener lugar en este planeta en un futuro próximo. Hazte a un lado los radicales y revolucionarios, la madre naturaleza es mucho más radical que una pantera negro, sin embargo, más amorosa y sabia que un millón de abuelas brillantes.<text:line-break/><text:line-break/>La destrucción de los sistemas viejos tiene sus orígenes profundos en las fuerzas creativas de la naturaleza, las fuerzas inteligentes que preservan la vida y su propósito verdadero en el universo. Aunque el planeta puede mover un poco en el futuro cercano, estos movimientos son sólo reflejos crudos de lo que se mueve en silencio contra la corriente, en la mente causal detrás de la naturaleza. Casi nadie va en contra de la corriente y se aventura hasta alla hoy en día. El materialismo no es sólo una mala cultura o brutalidad sin refinar. Es un asesino del alma y el mayor enemigo de la humanidad.<text:line-break/><text:line-break/>La mente interior o alma entra en contacto con este mundo a través de su conexión con el cerebro y el sistema nervioso. Una parte de esta entidad que hace contacto inmediato con el mundo físico de la materia y la energía se transforma e une en esos mismos objetos de la mente. Yoguis llaman a esta parte de la mente el <text:span text:style-name="T1">chitta</text:span>. <text:span text:style-name="T1">Chitta</text:span> es esencialmente un medio entre el mundo interior de la mente y el mundo exterior de la materia. Tiene la inteligencia y sustancia esencial de la mente y al mismo tiempo tiene la estructura formal de la materia que juega inteligentemente a cabo cualquier forma del mundo externo que entra en contacto con el. <text:span text:style-name="T1">Chitta</text:span> tiene programas instintivos que se susciten y activan de acuerdo a las huestes de forma que entretiene. Si la mente sólo se entretiene ocupaciones crudos, luego más <text:span text:style-name="T1">chitta</text:span> se desperdicia por transformarse para reflejar formas crudas y jugar a cabo su dramas- más dinero, más del nombre y la fama, etc. Mente de ese modo se mueve hacia e incluso se convierte en sí en la materia. Los materialistas son realmente rebeldes a medida que avanzan contra de la evolución consciente y el orden moral sutil del universo. Yoguis están más interesados ​​en la Subjetividad Suprema, o Atman, para ver claramente todos los aspectos de la mente y sus reflexiones de la materia y forma en el mundo como el teatro de sombras del Atman, y no como posesiones para disputar y con ello dominar y destruir a otros . Mente también se mueve hacia adentro y evoluciona hacia el espíritu puro del Atman. Este es el verdadero propósito de la mente en la evolución, a moverse hacia el interior de nuevo en el espíritu. Chitta concentrada y enfocada en la meditación toma la forma de la sin forma, desintegrarse de <text:soft-page-break/>nuevo en formas sutiles internas de la mente hasta que finalmente fluye hacia las cabeceras silenciosos de la divinidad, la Sujetividad Suprema. Esta es la salvación y la liberación de la mente. El materialista pierde su mente y persona en el mundo material, mientras que el yogui se libera la mente mediante la fusión de nuevo en su fuente en el Testigo puro y consciente. La mente sólo puede ser “destruido” en estas dos maneras: desintegrarse en la materia o desintegrarse en espíritu. Un camino es sólo agonía mientras que la otra entrega felicidad dichosa.<text:line-break/><text:line-break/>La ciencia de la microvita es el estudio intuitivo del diálogo entre la mente y la materia, de los actividades en algún lugar de las regiones entre el chitta mental y el cerebro. Es una ciencia moral para mostrarnos el camino para salir de los laberintos del alma. Microvita positiva son las fuerzas que ayudan a convertir chitta en espíritu mientras que la microvita negativa imponen formas crudas y deseos crudos en el sistema cerebro-cuerpo. Microvitas positivas traen la iluminación y la realización, mientras microvita negativa finalmente provocan la degeneración de la mente. Los seres humanos siempre han tendido al materialismo como consecuencia de la falta de cultura espiritual, sin embargo, ahora es la primera vez que la especie entera se guía por las fuerzas que sólo traen destrucción. La globalización, la organización de la ideología materialista y su ejecución imperialista, es el gran destructor del planeta. Es la imposición de una conciencia engañada y abstracto de un organismo enfermo hacia los seres inocentes y puras de este planeta. Si el planeta y su estado natural de equilibrio están en peligro como consecuencia de la globalización, entonces uno sólo puede imaginar el estado de nuestra arquitectura del alma dentro. Y así como un planeta desequilibrado buscará el equilibrio de nuevo, por lo que será la estructura mental colectiva de la humanidad verá obligado a someterse a transformaciones muy radicales con el fin de sobrevivir a este daño. La transformación de una especie es el acto más radical de la creación y la destrucción simultánea. Aquellos cuya inteligencia fluye hacia adentro para encontrar el equilibrio y la responsabilidad e uniéndose con el macrocosmos se verán favorecidos por la evolución, ya que son muy necesarios estos vehículos de la cordura humana. Sus mentes y sistemas nerviosos trabajarán en armonía con el nuevo orden. Esta definición nueva de la humanidad se impondrá a todos. La naturaleza da gracia incluso en los más indignos, aunque los destruye mientras que los obliga a evolucionar. Es como si todos estamos recibiendo una actualización de software para nuestros cerebros. Los materialistas también están recibiendo esta actualización bendecida pero tienen hardware muy antiguo que simplemente no pueden entender a las programas nuevas. Ellos serán obsoletos y reciclados, ya que dejan de funcionar y pierden su aplicabilidad en nuevas estructuras. El exceso de conversión de la mente en la materia a través de la voluntad ignorante y ciego impulso degrada el sistema nervioso y crea la enfermedad mental. Microvita negativa comienzan a excavar en este espacio energético entre la mente y el cuerpo para ayudar a la <text:soft-page-break/>mente equivocada a auto destruirse aún más rápido. Estos patrones de pensamiento negativo y insidioso parasitaria alimentan de nuestra energía vital y hacen que la compulsión, el miedo y la violencia sean las fuerzas dominantes en nuestro existencia separada y mal imaginada. Microvita negativa guían la destrucción de la humanidad por nuestras acciones egoístas y brutales, así como atacan y degradan el sistema nervioso desde dentro. Es una carrera para ver qué aspecto de la actividad de microvita negativa nos destruye más rápido. ¿Será a través de la guerra, el fracking, el imperialismo económico y otras formas de destrucción crudo, o por subvertir el orden mental interna mediante la creación de las enfermedades mentales dentro como resultado de caer en las trampas de la naturaleza por las partes de la especie que se extinguen solos?<text:line-break/><text:line-break/>La única guerra que tenemos es la guerra interior. El chitta debe fluir hacia arriba y hacia adentro y tenemos que entender cómo facilitar este proceso natural que el materialismo moderno ha amortiguado. Sin eso estamos acabados, tanto individual como colectivamente. Cuidar la mente, cuidar de los demás y transformar la naturaleza interna y luego ya no hay necesidad de materialismo, la vanidad, el nacionalismo, el racismo, ni ningunos otros cualidades desagradables de mentes ignorantes y temerosos. Si uno no luchar en esta guerra, entonces estos enemigos definitivamente van a destruir el alma si no lo han hecho ya. En lugar de luchar por las formas de vida que llevan hacia la destrucción que es mucho mejor para luchar por la transformación y situarse bajo mayores ideas, ideas que funcionan y prácticamente nos guían hacia la integración. De hecho, sería un universo muy aburrido en el que los grandes acontecimientos mundanos no expresaban de acuerdo a grandes temas. Tal vez esta es nuestra enfermedad; materialismo amortigua el universo vibrante que nos acaricia y nos da lugar y propósito. En lugar de matar sistemáticamente a los animales para la alimentación, la invasión y la destrucción de otros países por los recursos, y el exceso de consumo de las materias primas preciosas del planeta, se puede vivir pura y simplemente con un poco de comprensión espiritual y la responsabilidad social y ecológica. El materialismo destruye el mundo de los animales, las plantas y la mayoría de los seres humanos. No puede contener estos otros mundos. Buscando el bienestar colectivo con compasión y conciencia conspira con la inteligencia del Macrocosmos para organizar sus elementos abigarradas y vigorosas que sincronizan en un fin sublime y sencillo que todos los seres buenos puedan entender. Cuando la mente y las microvitas positivas y negativas que afectan la mente están equilibrados, entonces nuestras limitaciones son más naturales y no sean explotados por los sistemas siniestros de explotación que sólo nos degradan y dificultan la evolución consciente. Hay un lugar para todos en este mundo esencial que abarca otros mundos.<text:line-break/><text:line-break/>Anandamurti, en una charla llamada "La Venida del Edad del Hielo Nuevo," habla <text:soft-page-break/>de cómo los patrones climáticos del planeta han cambiado drásticamente desde la década de 1980. Él habla de este fenómeno no como una catástrofe, pero el cambio como algo natural. Relaciona la polaridad cambiante de planetas polos como la causa subyacente. Él dice que se cambian pronto y con este cambio habrá cambios en los campos electromagnéticos. Muchas especies tendrán que someterse a la metamorfosis biológica para sobrevivir a estos cambios. La mayoría de los seres humanos se extinguirán. Sólo aquellos con el sistema nervioso y glandular refinados serán parte de la nueva humanidad del futuro próximo. Veo esto como la selección natural en acción, aunque en este caso estamos hablando de una selección natural basada en la conciencia y la inteligencia emocional en lugar de la fuerza bruta o la astucia intelectual y crueldad. Con muy poca conciencia personal, social, ecológico y espiritual será difícil para la mente colectiva de la humanidad para ajustar con estos campos electromagnéticos cambiantes. Estos seres humanos se vuelven como los neandertales del pasado, una especie extinta, a menos que haya cambios radicales muy rápidos. Anandamurti dijo que a veces la evolución hace un repentino "salto al galope."<text:line-break/><text:line-break/>Considero este fenómeno como un despertar del kundalini colectiva. El Kundalini es la fuerza creativa fundamental en el universo macrocosmico y no sólo una fuerza sutil que funciona en el organismo microcósmica física. Shakti se llama kundalini cuando funciona en la entidad microcosmico, encarnada, biologico.  Se llama Shakti en su aspeto macrocosmico, donde funciona en todo del universo.  Anandamurti denomina kundalini la "negatividad fundamental". Es "negativa", ya que es la fuerza de retorno que puede recuperar incluso la fuerza creativa más centrífuga con un radio de distancia más lejos del núcleo cósmico. Kundalini trae toda la creación de nuevo en la Conciencia Suprema. Kundalini, ya que funciona en el microcosmos, no toma uno más lejos del núcleo cósmica con los deseos mundanos extraños. Kundalini es la fuerza fundamental que es capaz de devolver toda nuestra creación mental a su origen. No importa lo lejos nuestra creación mental se ha materializado en la materia, y no importa lo lejos que nos hemos perdido en la ilusión, el deseo, o la ignorancia; la Madre Shakti como kundalini nos llevará a casa.<text:line-break/><text:line-break/>Cuando kundalini se manifiesta en un ser vivo evolucionado, que se dice que está durmiendo en estado latente en la base de la columna vertebral en el primer chakra, el Muladhara. Esta posición representa la materia, la manifestación más cruda del espíritu y está más lejos del punto de Shiva en la corona. Porque ella es la energía fundamental detrás de todas las energías expresadas ella tiene la capacidad de controlar todas las formas de energía. Es por esto que se dice que debido al despertar de esta fuerza a través de la práctica espiritual, se producen todo tipo de fenómeno misterioso. Uno puede concentrarse por largos períodos de <text:soft-page-break/>tiempo, tienen un vigor mental y físico, se abre potencialidades psíquicas y ocultas latentes, y alcanzar estados elevados de conciencia espiritual. Kundalini, como la "negatividad fundamental" es la fuerza latente en la base de la columna vertebral que trae cada cadena de la creación de nuevo en el seno de OM, disolviendo cada destello de color y sonido cósmico de la corona por encima del cuerpo calloso entre lo cerebral hemisferios y por encima de la glándula pineal.<text:line-break/><text:line-break/>Kundalini es Shakti, la contraparte energética de la consciencia pura de Shiva. Cuando la energía de Shakti está inactivo, Shiva, o la conciencia, es como un océano infinito y sin ondulaciones. Shakti se activa y se transforma Shiva mediante la creación de olas en el cuerpo infinito de Shiva consciente, tranquila, u ecuánime. Cuando se activa hay movimiento, creación, o involución. Shiva se reduce y se limita para manifestar en la creacion.  Shiva y Shakti crean el universo entero. Más tarde, Shakti se puede disolver de nuevo en la creación de Shiva. Cuando ella regresa se manifiesta la evolución del universo a través de seres vivos y conscientes. Cuando vuelve a Shiva es la liberación espiritual y la iluminación para el alma bendita que entiende esta unión estática.<text:line-break/><text:line-break/>Juntos, Shiva-Shakti, o la conciencia y la energía, son la Conciencia Suprema. Shakti es la energia creadora cósmica que manifiesta el infinito océano cósmico de Shiva, o la conciencia en todas las olas expresadas de esta creación. Shiva es eternamente puro y de reposo y no se puede hacer nada sin su consorte, Shakti. Shakti despierta esta conciencia latente y lo lleva hacia el exterior, de forma centrífuga, en acción y la creación. Shiva-Shakti interactúan hasta que la onda sutil de Shiva colapsar en mente, y, a continuación, en energía, y al final en materia sólida, o "materia estelar." Es la Shiva infinita y sutil que, aparentemente, se convierte en el universo dejándose manifiestan como energía creada .<text:line-break/><text:line-break/>Con la evolución de la vida y la expresión de la conciencia en formas continuamente más y más sutiles, Shiva-Shakti continuarán manifestándose en la vida biológica. La vida, esta "mancha de protoplasma con un impulso," con el tiempo llega a ser consciente de sí mismo como Shiva re-manifiesta su conciencia. Árboles, mamíferos, plantas y seres humanos han desarrollado todas las formas de conciencia que se manifiesta en formas milagrosas con la organización, la adaptación, y crecer a pesar de la entropía del mundo material a su alrededor! Con el tiempo, estas mentes microcósmicas evoluciónados serán tan conscientes de sí mismos que serán capaces de preguntarse donde esta conciencia viene. Shiva vuelve de ser consciente de si mismo atreves de nosotros.  Esta es la llegada de la conciencia en los chakras anahata y vishuddha. El kundalini es nada más que lo Shakti universal que se manifiesta en un ser encarnado, biológica. Kundalini es la esencia más pura de la divina Shakti que reside en la base de la columna vertebral; una fuerza que en última instancia <text:soft-page-break/>gobierna todo el sistema nervioso.<text:line-break/><text:line-break/>Con el despertar de la kundalini el chakra Vishuddha desarrollado comienza a girar de forma centrípeta como los 16 pétalos o pulsaciones acústicas vibran los 4 vórtices del Muladhara, o chakra de la base. Es como un tornado o remolino astral que crea un vórtice desde la coronilla hasta el cóccix. Esta acción 4x4 cubre toda expresión posible, todas las posibles vórtices del muladhara que  se escapan hacia el exterior en la mente sensorial en el primer chakra. La mente causal con todas sus hilos controladores de sonido toman el cargo de todos los chakras inferiores.  Al final este proceso desciende hasta la base del Muladhara. Es un útero de sonido y pulsación interno, altamente organizada e inteligente que despierta el kundalini. Toda la energía que entra en las expresiones emocionales del vrttis o vórtices este absorbida hacia el interior. Este sinfonía centrípeta, exterior tira y convoca el kundalini hacia arriba y hacia adentro con toda la energía vital del cuerpo. Aquí Shakti comienza a actuar y crear un alma profunda en el interior. Shiva es el ojo de la tormenta tranquila mirando desde lo alto. Tanto Shiva y Shakti ordenan el camino de la bienaventura, el ananda marga, por lo que el aspirante puede encontrar el camino a través de los laberintos diversos de la mente ascendente. Este es el caso con una mente preparada, sin embargo.<text:line-break/><text:line-break/>Las estructuras de la las mentes individuales y colectivas son una y la misma, que son interdependientes y y coexistente. Es como un fanático del fútbol en un estadio lleno de otros fans al fútbol. Las ganancias o pérdidas afectan tanto al individuo como el cuerpo colectivo. Juntos, forman algún tipo de meta-identidad que el individuo y la colectividad dependen, o creen que lo hacen. En esta similitud, podemos ver cómo el despertar de kundalini de los individuos en paralelo el despertar de lo colectivo y viceversa. Después de 50 años de revolución de la conciencia en el Occidente, y la mayor parte inspirado por drogas alucinógenas, es fácil encontrar una gran cantidad de ejemplos de despertares kundalini que han ido mal. Esto es lo más a menudo porque el pionero de conciencia mística no estaba psicológicamente preparado y / o despertar el kundalini yoga a través de medios forzosos o através del uso de drogas psicodélicas. Técnicas de yoga agresivos y psicodélicos por lo general tienen los mismos resultados: los estados que se asemejan a un ataque esquizofrénico. Incluso con los casos de despertares finalmente exitosas, como la de la vidente hindú, Gopikrishna, son a menudo angustioso y tomar uno al limite de la auto-aniquilación, mientras que en el camino de la auto-realización. Esta explosión de Shakti, o Shakti, es simplemente demasiado para la mente promedio de soportar. ¿Podrías imaginar lo que pasaría con el materialista promedio, Big-Mac devorador, mente semiconsciente cuando se recibe una dosis de la conciencia super-cargado? El jarro de la arcilla del auto se rompe en pedazos. Los místicos y los genios recogen los pedazos y hacer collages coloridos, hermosas y celebran la <text:soft-page-break/>disolución de la separación en la totalidad. La persona mundana sólo encuentra que vida se derrumba en pedazos. Nosotros, como especie, no tenemos ninguna opción en el asunto: las reglas del juego están cambiando. Debemos evolucionar emocionalmente, intelectualmente y espiritualmente o desaparecer del planeta; realmente no hay otra alternativa. Todas las viejas estructuras mentales que se han proyectado y creado nuestra ciencia, convenciones sociales, económicos,y culturales se están convirtiendo rápidamente en obsoletas. De hecho, ya están tan podrido que nos están llevando abajo con ellos. Es el deseo de la mente humana colectiva e individual para trascender los obstáculos que decidirá si uno es parte de la nueva humanidad o no. Si es así, la evolución asumirá y guiarle. Si no es así, y la mente quiere permanecer en la vieja y convencional, entonces la entropía y decadencia reciclará uno nuevo en el planeta para un mejor uso.<text:line-break/><text:line-break/>Kundalini es la energía fundamental detrás de todas las manifestaciones mentales. La mente es un derivado de la conciencia pura y energia divina, o Shiva y Shakti, que crearon el universo mucho antes del Big Bang. Shakti, como kundalini en el viaje de regreso, puede reparar cualquier distorsión y traer justicia a nuestro cada mal si sólo entendemos su camino. Shakti y Shiva son fundamentalmente uno, y kundalini sólo quiere volver a su amado Shiva. Uno debe tener una desarrollada chakra anahata, la humildad, junto con inquebrantable confianza y mucha experiencia en la meditación de adaptarse a este flujo superior. Las propensiones inferiores deben ser purificados en gran medida, de lo contrario uno se echarle gasolina a la hoguera del ego ambicioso, apegoso y temeroso. No es el caso de que la kundalini de las masas va a despertar en rápida transformación y rescatarnos a todos. Las cambiantes condiciones planetarias de la presente es realmente lo que nos está haciendo una raza de simios locos. La naturaleza nos quiere despertar, mientras que nuestra pseudo-cultura contemporánea sólo nos adormece y obstaculiza la evolución psico-espiritual. Pocos parecen estar encontrando el equilibrio. La mayoría de los sistemas nerviosos no están preparados para lo que ya nos está pasando a través de los mecanismos sutiles de la naturaleza. Aunque las leyes sutiles, internos de Shakti será tan suave como sea posible, será difícil para el despertar de las masas de la inconsciencia bruta para comenzar justo incluso para vibrar en la segunda, chakra svadhistana. La fuerza kundalini colectiva se centra principalmente en que entra en el segundo chakra y crear equilibrio allí. Aquí, en la mente-sensorial intelectual o conceptual, desarrollamos conceptos del “yo” y el mundo. No puede haber un despertar de la kundalini balanceada si uno no tiene una conexión equilibrada con el mundo externo a través del chakra svadhistana. Un fuerte chakra svadhistana no es co-dependiente, ni convencional, pero su valor reside en su confianza y congruencia con el mundo real del universo de Shiva-Shakti. Un aspirante espiritual no busca la unión con el nacionalismo, con la clase social, o cualquier otro "ismo", excepto el universalismo. El universo entero es nuestra <text:soft-page-break/>patria y que está contenido dentro de Brahma, la unión de Shiva-Shakti. Sólo aquellos que pueden aventurarse a dar este paso se moverá hacia adelante. Ahora es el tiempo de la gran purga.<text:line-break/><text:line-break/>Personas equilibradas, sin importar su grado de desarrollo intelectual que son, se trasladarán hasta una "muesca" evolutiva desde sus respectivas posiciones. Es mucho más fácil que un pastor de cabras felices y emocionalmente saludable en el desierto de moverse hacia el interior de lo que es para una apariencia sofisticada, intelectual neurótico, urbano. Lo importante es que todas las personas tratan de expandirse desde su estado actual, no importa lo que es. La naturaleza busca el equilibrio y no hace distinción de prejuicios entre alta y baja. Todos los microcosmos son queridos de Brahma. Esto es lo que es más importante. Sin embargo, la triste verdad es que nosotros, como especie caemos poco a poco más enfermos y más y más incapaces de tomar este paso crítico. Cultura espiritual verdadera que cultiva profunda conciencia y la responsabilidad moral no está disponible o es inaccesible para la mayoría. Debido a esto, la vida intelectual y emocional de los humanos se está convirtiendo extremadamente desequilibrada. Hay muy poca correspondencia entre lo que uno es en el interior y que uno está en el exterior. Esta contradicción algún día sera entendida como la causa subyacente de la extinción de la vieja humanidad. Debemos construir una nueva y universal la cultura humana sobre las cenizas de la actual. El fuego Heraclitiano de la naturaleza consume y lo ilumina, conserva y destruye. Sólo cuando los deseos más profundos de nuestra vasta naturaleza interior encuentran expresión en la cultura humana universal, en donde todas las flores particulares son vistos como parte de la misma hermoso jardín, tendremos una sociedad y una cultura que es verdaderamente humano. Nuestra gloria es todavía para ser.<text:line-break/><text:line-break/>El despertar de la kundalini se debe preparar una base moral, por haber alcanzado cierta sabiduría práctica viva de cómo vivir sin crear sufrimiento innecesario a uno mismo ya los demás. Sólo aquellos un poco más avanzado en este camino son los candidatos a entrar en este camino. Aunque es posible que despertar esta fuerza a través de la psicodelica, a través de prácticas intensas, físicas como yoga asanas y pranayama, y otros rituales, estas prácticas son incompletos por sí mismos y pueden ser peligrosos en en que carecen de preparación psicológica adecuada para este bombardeo cósmico conciencia. En la mayoría de estas prácticas pueden forzar el kundalini al segundo chakra y tratar de procesar prematuramente las tendencias latentes en la mente subconsciente. Después de una experiencia tan emocionante, uno se atorra por los complejos subconscientes de la mente. Inseguridad, miedos profundamente arraigados, compulsiones, y la paranoia son los efectos secundarios comunes del despertar prematuro de Kundalini sin la preparación ideacional adecuada a través de la meditación profunda y madura, que, por supuesto, requiere un alto grado de <text:soft-page-break/>discernimiento moral. Aunque uno casi nunca conoce a un profesor de yoga que ha despertado la kundalini, este misticismo es la base de la práctica del yoga. La sociedad moderna sólo recibe lo que se merece, Barbie Yoga.<text:line-break/><text:line-break/>La prueba más grande es llevar la kundalini a través del Nudo de Brahma en el ombligo, o manipura chakra. Es aquí donde hay que lidiar con la serpiente con cabeza de 10 que controla la vergüenza, la calumnia, la envidia, la pereza, la tristeza, el sadismo, el enamoramiento, la ambición, el odio y el miedo. Debido a lo profundo del progreso en la meditación y una existencia profundamente consciente que uno ha vuelto dispuesto a hacer frente a las ambiciones subyacentes del ego separado, que aunque disminuido, todavía tienen un montón de fuerza para hacer un lío de su vida. Una vez que la kundalini se plantea aquí, las agresiones subyacentes, ambiciones, temores, y la vergüenza del ego seperado se vuelven demasiado evidente. Es como tratar de pagar una deuda enorme en muy poco tiempo. La mayoría prefiere pagar poco a poco.<text:line-break/><text:line-break/>Recientemente he soñado Anandamurti en la que me explicaba que a través de las condiciones electromagnéticas actuales del planeta, la conciencia colectiva se está preparando para purificar la mente sub-consciente y creativa (chakras segundo y tercero). La finalidad evolutiva es permitir a más seres humanos para despertar la mente intuitiva en el corazón. La mayoría de los seres humanos viven sólo en la mente sensorial y las partes inferiores de la mente intelectual. Lo que ocurre ahora es que la terceeta, pero realmente tiene mucho que ver.ra chakra está seindo tan poderosamente purgado que la mente colectiva puede volverse loco o refugiarse en zonas más altas. Esta limpieza de la mente creativa de la humanidad permitirá que un poco más de energía para entrar en la mente intuitiva o anahata chakra. Seguiremos siendo, al menos en una mente colectiva, evolucionando y pasando a través de las sutiles leyes que rigen la mente creativa para que podamos ganar poco a poco acceso a la mente intuitiva.<text:line-break/><text:line-break/>Mientras que el despertar de la kundalini hasta el anahata no es el fin último de la evolución espiritual, se es un terreno seguro en el que el “paquete furioso de deseo en un animal moribundo” se ha tranquilizado.</text:p>
      <text:p text:style-name="P3"><text:line-break/>La mente intuitiva está relacionada con el llamado "factor aéreo". Este "aire" es, por supuesto, una forma de materia más refinada. Si la involución de la conciencia en materia es un proceso del pensamiento macrocósmico que se convierte en materia, entonces el factor aéreo está un poco más cerca del extremo del espectro del pensamiento. Es aquí donde la mente se mueve más allá de la forma. Existe una percepción o intuición inmediata de la naturaleza de las cosas: uno mismo, los demás, la naturaleza y el cosmos. El sentido de dignidad de <text:soft-page-break/>uno por ser un ciudadano universal del ser puro supera todas las limitaciones de la vanidad y la importancia personal de las que se alimenta el ego separado.<text:line-break/><text:line-break/>Si bien el despertar del kundalini al chakra anahata no es el objetivo final de la evolución espiritual, es un terreno seguro en el que se ha acallado el "rabioso paquete de deseo en un animal moribundo". La mente intuitiva está relacionada con el llamado "factor aéreo". Este "aire" es, por supuesto, una forma de materia más refinada. Si la involución de la conciencia en materia es un proceso del pensamiento macrocósmico que se convierte en materia, entonces el factor aéreo está un poco más cerca del extremo del espectro del pensamiento. Es aquí donde la mente se mueve más allá de la forma. Existe una percepción o intuición inmediata de la naturaleza de las cosas: uno mismo, los demás, la naturaleza y el cosmos. El sentido de dignidad de uno por ser un ciudadano universal del ser puro supera todas las limitaciones de la vanidad y la importancia personal de las que se alimenta el ego separado.<text:line-break/><text:line-break/>Con el despertar de la mente intuitiva, uno realmente comienza a ver claramente cómo hay una sola vida en el universo, que todos los microcosmos pertenecen al macrocosmos. Las ondas de pensamiento que surgen aquí colapsan en materia, en forma. Uno ve cómo los secretos del pensamiento espiritual y el sentimiento puro se convierten en creación material. La existencia no es más que una cristalización de estas impresiones sutiles que se manifiestan desde la Mente Cósmica de la que ahora eres parte. Despertar el kundalini aquí trae una explosión de energía de supernova al corazón que explota y proyecta tus más nobles intenciones hacia todo el universo. Es vital que haya yoguis y tántricos que estén persiguiendo este empeño, despejando así un poco el camino y preparando el camino para otros.<text:line-break/><text:line-break/>Lo más importante en la meditación es el esfuerzo sincero. Rara vez se piensa que las victorias en su ámbito privado tienen algo que ver con la evolución de un planeta, pero realmente lo tienen.<text:line-break/><text:line-break/>Al principio del despertar de kundalini, cuando todavía era un estudiante en la universidad, tuve muchas experiencias que sacudieron mi mundo. Hubo un período en el que tuve muchas visiones extrañas que no tuvieron sentido para mí hasta años después. Durante la meditación, sentía que me estaba fusionando con toda la ciudad de Austin a mi alrededor. Mi mente se expandiría más allá de la ciudad y me perdería en la dicha. Fue aterrador pero estimulante. Fue la muerte del pequeño "yo".<text:line-break/><text:line-break/><text:line-break/>En una de esas experiencias que tuve un sueño despierto en el que supe que <text:soft-page-break/>estaba viendo a mí mismo 5 años en el futuro. Yo estaba en Austin, pero en una granja a las afueras de la ciudad donde yo estaba muy feliz y en paz. Pensé que era absurdo porque no tenía planes de permanecer en Austin después de la graduación. Me olvidé por completo de este sueño hasta que me encontré en esta misma finca 5 años más tarde. Los detalles de la visión como un alambre de teléfono  cruzar la propiedad por un arroyo resultó exacta. Mientras tanto, en '94, la visión continuó. En el próximo parte de la visión yo sabía que era 10 años en el futuro ahora y la escena cambió. Yo estaba en México en medio de una guerra. Me sentía muy tensa en esta parte de la visión, pero la escena cambió a un tercer fase donde yo estaba muy por encima de Austin, casi en el espacio exterior. Miré hacia abajo y el mundo era muy diferente. La línea de costa estaba mucho más hacia el interior. Había menos gente, pero había mucho más respeto entre ellos. Vi que ellos entendieron la lección de que la naturaleza les dio. Yo no sabía cuando en el futuro se produjo esta tercera parte de la visión, sólo que era en algún momento después de la parte de México. Ni siquiera estaba seguro de si yo estaba vivo en el planeta, o flotando sin cuerpo en el espacio etéreo de donde yo estaba observando en el sueño. No importaba, porque finalmente había paz.<text:line-break/><text:line-break/>No creo necesariamente en las profecías, pero cuando la visión ha dado la razón 2 de 3 veces, soy muy curioso acerca de la tercera parte.<text:line-break/><text:line-break/>Cuando la sociedad pierde su visión vertical de la ética, la justicia, el amor universal y un propósito humano para la existencia, todos los miembros de esa sociedad se enferman. El materialismo es la visión horizontal y finito que ensena que solo es importante lo material.  El materialismo, en última instancia, se dirige a la muerte del espíritu humano y la muerte del espíritu conduce al desequilibrio mental y la muerte física. En los E.U. Hay tantos nuevos diagnósticos médicos y mentales de moda y medicamentos recetados para enmascarar estas enfermedades del alma que afectan a todas las clases y colores de la conciencia materialista. Las personas existencialmente confundidas y alienadas que creen en la propaganda establecida de la medicina moderna y la psicología se categorizan en definiciones de enfermedad, debilidad y pérdida de auto responsabilidad, mientras que a menudo se vuelven químicamente dependientes de algo para tratar de mantenerlos cuerdos y saludables. La sanación es un proceso holístico espiritual y es una tarea imposible de realizar para un materialista entrenado y especializado. Esa mentalidad es excelente para arreglar cosas mecánicas pero no para curar seres humanos. Tratar de curar el espíritu humano con ideas erróneas y crudas es un círculo vicioso de autodestrucción social.<text:line-break/><text:line-break/>Soy muy pesimista con respecto al futuro de nuestra cultura de consumo y nuestra conciencia materialista esclavizada. No hay curación para esta enfermedad del materialismo y no debería ser. Los E.U. y Europa ha hecho mucho <text:soft-page-break/>avance en el "progreso" material pero ya se han destruido a sí mismos desde dentro y continúan dividiendo y conquistando y consumiendo el resto del planeta. Al final, ni siquiera los consumidores codiciosos están contentos, por no mencionar a aquellos que fueron consumidos en el proceso de satisfacer sus demandas. Al igual que una planta estresada en el jardín que envía frecuencias electromagnéticas que resuenan con insectos y atraen plagas, nuestra actual sociedad centrada en la materia es una entidad debilitada que envía señales de estres similares para la invasión parasitaria. El espíritu está llamando y sus demandas deben ser escuchadas, pero cuanto más sordos, dopados y existencialmente aturdidos estemos, más enviaremos esta señal de estrés que invita a más enfermedades. Tenemos una opción, pero si no nos alineamos, la naturaleza debe acabar con nosotros y no debe perdonarnos ya que nuestra conciencia convencional se ha convertido en un obstáculo para la evolución de la humanidad.<text:line-break/><text:line-break/>Los volcanes y los terremotos pueden surgir espontáneamente con nuestra destrucción, pero la causa espiritual de nuestra desaparición son las enfermedades psicosociales acumuladas que se han manifestado. La ley de la compensación o el karma está funcionando en nuestro mundo y es algo terrible de lo que ser testigos, pero, ¿quién puede llamarlo injusto? Olvidamos que la naturaleza también tiene mente y espíritu, que el universo es en última instancia una entidad macrocósmica consciente e inteligente que sabe cómo protegerse. Ya sea que se refiera al individuo o la sociedad en general, la enfermedad mental y fisica no son más que la separación del espíritu y olvidar que nuestra pequeña entidad humana y microcósmica tiene un lugar y un propósito en el Macrocosmos, en la vida del universo consciente y vivo. Siempre hay esperanza para cualquier ser humano (microcosmos) que todavía esté en la lucha por mantener su dignidad esencial, pero realmente no hay esperanza para esta forma de vida materialista y narcisista que nos está enfermando y destruye nuestro planeta. Estas ideas se crean en la separación del microcosmos del Macrocosmos y también morirán en el microcosmos separado. Las ideas están vivas, tanto buenas como malas. Ellos son ángeles y demonios. Las buenas ideas unen a la humanidad con la justicia inspiran hacia la evolución. Entran, viven y crecen dentro de nosotros y el Macrocosmo actúa a su favor. Las malas ideas hacen lo mismo porque entran, viven y crecen dentro de nosotros y nos conducen a la desintegración. Las grandiosas distorsiones del materialismo son fugaces burbujas de pensamiento microcósmico de nuestra conciencia convencional de que el tiempo nos ha engañado para que las creamos permanentes. Las ideas materialistas y narcisistas son un parásito mental invasivo en el Macrocosmos que ya está siendo atacado y neutralizado por este huésped. Aquellos que resuenan con ideas degeneradas se infestan con ellos, ya que están diseñados para destruir. "Las ruedas de los dioses muelen lentamente", tan lentamente que dudamos de que <text:soft-page-break/>realmente haya movimiento, pero finalmente los esfuerzos de la naturaleza se hacen evidentes, ya que lo que ya no es necesario finalmente se elimina. A veces, la única solución para un conflicto aparentemente imposible es la trascendencia radical; otra vértebra en una jirafa, un cuello más largo para una tortuga o un pulgar oponible en un mono. Para nosotros, en vísperas de la evolución del Homo Sapiens Conscientus, solo hay esperanza en una revolución y evolución radical en la autoconciencia y la conciencia social. Los fuertes y los "más aptos" favorecidas por la evolución son aquellos que pueden resistir al procesar y comprender conscientemente estas enfermedades que nos invaden y enferman. Reorganicémonos con los vivos y dejemos que los muertos entierren a los muertos.<text:line-break/><text:line-break/>Estoy seguro de que la solución a los desequilibrios electromagnéticos que están afectando furtivamente la conciencia colectiva del planeta es bastante simple y claro: refugiarse en un plano más alto. Este planeta mantiene un equilibrio con las fuerzas gravitacionales y electromagnéticos por el cual nuestra conciencia, un proceso complejo que implica el sistema glandular y nervioso, así como la mente y la conciencia han evolucionado y adaptado durante millones de años. A pesar de que muchas personas están teniendo algunos problemas graves de mala adaptación a estas nuevas condiciones, hay un gran potencial para hacer algunos  saltos grandes en la conciencia personal y colectiva.<text:line-break/><text:line-break/>Al contemplar el efecto del aumento de la actividad solar y su efecto sobre el campo magnético de la tierra encuentro mi mente siempre volviendo a la idea de que todas las fuerzas en este universo manifestado no son más que el resultado de tres fuerzas fundamentales; lo positivo, lo negativo y el neutro; o la centrífuga, la centrípeta y el neutro. Parece haber una tendencia bipolar extrema en la mente colectiva. Casi todo el mundo que conozco está en algún tipo de crisis emocional y / o existencial. Si no es la crisis, por lo menos un gran desafío que requiere gran esfuerzo para mantener el equilibrio y seguir adelante. Nadie que yo conozca lo tiene fácil en estos días. Estas fuerzas son externas a nuestra conciencia, nuestra Atman, pero parecen afectarnos porque nuestras mentes se encarnan en cuerpos físicos con los órganos sensibles que se ven afectados por campos electromagnéticos. Debido a este ajuste existen muchos desequilibrios sutiles en los sistemas nerviosos y glandulares que están alterando la forma en que la mente piensa, siente y percibe la realidad. Sin embargo, la meditación y la práctica espiritual tienen la inversa afecta. El Atman como el núcleo de la conciencia vibra la mente contemplativa, la meditación con la paz eterna y la claridad y la mente de esta manera hace vibrar el sistema nervioso con este bálsamo muy necesario del alivio calmante que pone nuestro ser físico en equilibrio.<text:line-break/><text:line-break/><text:soft-page-break/>Mientras que las fuerzas centrípetas y centrífugas están luchando a cabo su eterno juego de choque y la cohesión, la fuerza neutral tiene la capacidad de equilibrar a cabo, tenerlos en el núcleo de la conciencia y encontrar una síntesis superior. Pero ¿dónde está uno para descubrir esta fuerza neutralizante, este mediador de las fuerzas centrípetas y centrífugas que dominan el universo físico? La fuerza neutral, la fuerza igualadora se encuentra no en la extroversión o introversión, ni la acción o inacción, la atracción ni repulsión, pero en atención profunda y la presencia de estas obras de la mente. Es el Uno presencia detrás de todos y cada mente microcósmica que mantiene el equilibrio de todo el macrocosmos. Todo el universo ha sido, está siendo, y siempre será dirigida por Aquel que dirige toda dualidad. Si usted quiere traer a la mente y las emociones en equilibrio es sólo a través del conocimiento de esta entidad dichosa que este juego de fuerzas puede refugiarse en el eterno descanso del Atman. Como Anandamurti dijo, "la fuerza que guía las estrellas le guía también." Tal vez estamos en un salto, un cambio en la evolución, que es siempre y en acto extremo y violento, pero no puedo negar que es todo tan hermoso, y detrás de la aparente caos y desequilibrio se encuentra un mayor, agenda oculta que sólo la mente dedicado a su fuente y origen puede entender.<text:line-break/><text:line-break/>Esta situación energética sólo se hará más intensa hasta que como especie, una conciencia colectiva, comenzamos a entender esta verdad y cultivar una cultura planetaria que fomenta esta conciencia. Así que muchos están cayendo en los desequilibrios emocionales y adicciones. Subimos demasiado alto y luego caemos demasiado bajo. Tratamos de fijar los mínimos con un alto y estamos persiguiendo sin cesar nuestras colas en un círculo. En realidad, sólo hay una solución, y espero que todos ustedes pueden realmente estar aquí a la presencia y ser parte de una nueva, la humanidad despertar. Tomar refugio sólo en el testimonio de amor, constante del Atman, o las fuerzas de la naturaleza se combatividad rasgar tu mente aparte como una banda de furiosos pit-bulls.<text:line-break/><text:line-break/></text:p>
      <text:p text:style-name="P4"><text:span text:style-name="T5">Suscribirse a mi lista del correo electrónico por mandar un correo a</text:span><text:span text:style-name="T6"> </text:span><text:a xlink:type="simple" xlink:href="mailto: enckwilliam@protonmail.com?subject=Subscribe" text:style-name="Internet_20_link" text:visited-style-name="Visited_20_Internet_20_Link"><text:span text:style-name="T7">enckwilliam@protonmail.com</text:span></text:a><text:span text:style-name="T4"><text:line-break/><text:line-break/><text:line-break/></text:span><text:a xlink:type="simple" xlink:href="https://mega.nz/folder/SdoxBAba#i0aGD1umAgKgi6zTagEmgg" text:style-name="Internet_20_link" text:visited-style-name="Visited_20_Internet_20_Link"> </text:a><text:a xlink:type="simple" xlink:href="https://workdrive.zohoexternal.com/folder/ozop1d1dd3540879e463e8afd00a0e758ebf5" text:style-name="Internet_20_link" text:visited-style-name="Visited_20_Internet_20_Link"><text:span text:style-name="T9">Todos los libros y ensayos</text:span></text:a></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11:58:13.429531155</meta:creation-date>
    <dc:date>2021-12-13T20:37:19.558856702</dc:date>
    <meta:editing-duration>PT20M28S</meta:editing-duration>
    <meta:editing-cycles>6</meta:editing-cycles>
    <meta:generator>LibreOffice/7.0.4.2$Linux_X86_64 LibreOffice_project/00$Build-2</meta:generator>
    <meta:document-statistic meta:table-count="0" meta:image-count="0" meta:object-count="0" meta:page-count="15" meta:paragraph-count="4" meta:word-count="7284" meta:character-count="44429" meta:non-whitespace-character-count="37098"/>
  </office:meta>
</office:document-meta>
</file>